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04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2cm" draw:marker-end="Arrow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Fine_20_Dashed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Fine_20_Dashed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Dashed" svg:stroke-width="0.05cm" svg:stroke-color="#000000" draw:marker-end="Arrowheads_20_1" draw:marker-end-width="0.1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Fine_20_Dashed" svg:stroke-width="0.05cm" svg:stroke-color="#000000" draw:marker-end="Arrowheads_20_1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style:font-name="Times New Roma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" style:family="paragraph">
      <style:text-properties style:font-name="Times New Roman" fo:font-size="18pt" style:font-size-asian="18pt" style:font-size-complex="1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Times New Roman" fo:font-size="20pt" style:font-size-asian="20pt" style:font-size-complex="20pt"/>
    </style:style>
    <style:style style:name="P8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9" style:family="paragraph">
      <style:text-properties fo:font-size="22pt" fo:font-style="italic" style:font-size-asian="22pt" style:font-style-asian="italic" style:font-size-complex="22pt" style:font-style-complex="italic"/>
    </style:style>
    <style:style style:name="P10" style:family="paragraph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paragraph-properties fo:margin-left="0cm" fo:margin-right="0.95cm" fo:text-align="center" fo:text-indent="0cm"/>
      <style:text-properties style:font-name="Times New Roman" fo:font-size="18pt" style:font-size-asian="18pt" style:font-size-complex="18pt"/>
    </style:style>
    <style:style style:name="P13" style:family="paragraph">
      <style:paragraph-properties fo:margin-left="0cm" fo:margin-right="0.95cm" fo:text-indent="0cm"/>
    </style:style>
    <style:style style:name="P14" style:family="paragraph">
      <style:paragraph-properties fo:margin-left="0cm" fo:margin-right="0.95cm" fo:text-indent="0cm"/>
      <style:text-properties style:font-name="Times New Roman" fo:font-size="18pt" style:font-size-asian="18pt" style:font-size-complex="18pt"/>
    </style:style>
    <style:style style:name="T1" style:family="text">
      <style:text-properties style:font-name="Times New 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style:font-name="Times New Roman" fo:font-size="22pt" style:font-size-asian="22pt" style:font-size-complex="22pt"/>
    </style:style>
    <style:style style:name="T4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7cm" svg:height="1.16cm" svg:x="2.847cm" svg:y="0.459cm">
          <draw:text-box>
            <text:p text:style-name="P1"><text:span text:style-name="T1">PTVProgram</text:span></text:p>
          </draw:text-box>
        </draw:frame>
        <draw:frame draw:style-name="gr1" draw:text-style-name="P2" draw:layer="layout" svg:width="3.283cm" svg:height="1.16cm" svg:x="14.264cm" svg:y="0.459cm">
          <draw:text-box>
            <text:p text:style-name="P1"><text:span text:style-name="T1">PTVTest</text:span></text:p>
          </draw:text-box>
        </draw:frame>
        <draw:frame draw:style-name="gr1" draw:text-style-name="P3" draw:layer="layout" svg:width="5.357cm" svg:height="1.004cm" svg:x="-5.858cm" svg:y="9.648cm">
          <draw:text-box>
            <text:p><text:span text:style-name="T2">PTDeviceManager</text:span></text:p>
          </draw:text-box>
        </draw:frame>
        <draw:frame draw:style-name="gr1" draw:text-style-name="P3" draw:layer="layout" svg:width="4.718cm" svg:height="1.004cm" svg:x="-5.731cm" svg:y="3.147cm">
          <draw:text-box>
            <text:p><text:span text:style-name="T2">PTVConfigData</text:span></text:p>
          </draw:text-box>
        </draw:frame>
        <draw:custom-shape draw:style-name="gr2" draw:text-style-name="P5" xml:id="id1" draw:id="id1" draw:layer="layout" svg:width="6.777cm" svg:height="1.026cm" svg:x="1.903cm" svg:y="2.477cm">
          <text:p text:style-name="P4"><text:span text:style-name="T3">Read Configuratio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5" xml:id="id4" draw:id="id4" draw:layer="layout" svg:width="3.779cm" svg:height="0.979cm" svg:x="3.402cm" svg:y="10.237cm">
          <text:p text:style-name="P4"><text:span text:style-name="T3">Next 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5" draw:id="id15" draw:layer="layout" svg:width="6.301cm" svg:height="3.813cm" svg:x="24.269cm" svg:y="7.709cm">
          <text:p text:style-name="P4"><text:span text:style-name="T3">Stepper-&gt;Move()</text:span></text:p>
          <text:p text:style-name="P4"><text:span text:style-name="T3">HV-&gt;PowerOn()</text:span></text:p>
          <text:p text:style-name="P4"><text:span text:style-name="T3">Daq-&gt;Initialize()</text:span></text:p>
          <text:p text:style-name="P4"><text:span text:style-name="T3">Pulser-&gt;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5" draw:id="id5" draw:layer="layout" svg:width="7.305cm" svg:height="2.159cm" svg:x="1.639cm" svg:y="12.741cm">
          <text:p text:style-name="P4"><text:span text:style-name="T3">No more Tes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5" xml:id="id3" draw:id="id3" draw:layer="layout" svg:width="5.089cm" svg:height="1.132cm" svg:x="2.747cm" svg:y="7.305cm">
          <text:p text:style-name="P4"><text:span text:style-name="T3">Start Test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3" draw:layer="layout" svg:width="5.776cm" svg:height="1.004cm" svg:x="-6.096cm" svg:y="1.778cm">
          <draw:text-box>
            <text:p><text:span text:style-name="T2">PTVConfigManager</text:span></text:p>
          </draw:text-box>
        </draw:frame>
        <draw:custom-shape draw:style-name="gr2" draw:text-style-name="P5" xml:id="id7" draw:id="id7" draw:layer="layout" svg:width="3.875cm" svg:height="1.062cm" svg:x="3.354cm" svg:y="18.837cm">
          <text:p text:style-name="P4"><text:span text:style-name="T3">Finaliz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3" draw:layer="layout" svg:width="5.738cm" svg:height="1.004cm" svg:x="-5.858cm" svg:y="6.6cm">
          <draw:text-box>
            <text:p><text:span text:style-name="T2">PTProgramManager</text:span></text:p>
          </draw:text-box>
        </draw:frame>
        <draw:custom-shape draw:style-name="gr2" draw:text-style-name="P7" xml:id="id8" draw:id="id8" draw:layer="layout" svg:width="7.946cm" svg:height="2.159cm" svg:x="11.901cm" svg:y="3.702cm">
          <text:p text:style-name="P6"><text:span text:style-name="T3">Get Devices from</text:span></text:p>
          <text:p text:style-name="P6"><text:span text:style-name="T3"><text:s/></text:span><text:span text:style-name="T1">PTDeviceManager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5" xml:id="id10" draw:id="id10" draw:layer="layout" svg:width="3.918cm" svg:height="1.016cm" svg:x="13.915cm" svg:y="9.925cm">
          <text:p text:style-name="P4"><text:span text:style-name="T3">Initial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11" draw:id="id11" draw:layer="layout" svg:width="4.258cm" svg:height="1.104cm" svg:x="13.745cm" svg:y="12.504cm">
          <text:p text:style-name="P4"><text:span text:style-name="T3">Runn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12" draw:id="id12" draw:layer="layout" svg:width="4.137cm" svg:height="1.134cm" svg:x="13.806cm" svg:y="15.395cm">
          <text:p text:style-name="P4"><text:span text:style-name="T3">Finaliz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3" draw:layer="layout" svg:width="4.646cm" svg:height="1.004cm" svg:x="-5.424cm" svg:y="4.302cm">
          <draw:text-box>
            <text:p><text:span text:style-name="T2">PTConfigParser</text:span></text:p>
          </draw:text-box>
        </draw:frame>
        <draw:custom-shape draw:style-name="gr2" draw:text-style-name="P5" xml:id="id6" draw:id="id6" draw:layer="layout" svg:width="3.423cm" svg:height="1.024cm" svg:x="3.58cm" svg:y="16.443cm">
          <text:p text:style-name="P4"><text:span text:style-name="T3">Post Tes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5" xml:id="id13" draw:id="id13" draw:layer="layout" svg:width="4.853cm" svg:height="3.838cm" svg:x="24.269cm" svg:y="0.189cm">
          <text:p text:style-name="P4"><text:span text:style-name="T3">GetStepper()</text:span></text:p>
          <text:p text:style-name="P4"><text:span text:style-name="T3">GetPulser()</text:span></text:p>
          <text:p text:style-name="P4"><text:span text:style-name="T3">GetHV()</text:span></text:p>
          <text:p text:style-name="P4"><text:span text:style-name="T3">GetDaq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xml:id="id2" draw:id="id2" draw:layer="layout" svg:width="3.232cm" svg:height="1.01cm" svg:x="3.675cm" svg:y="4.858cm">
          <text:p text:style-name="P4"><text:span text:style-name="T3">Pre 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xml:id="id9" draw:id="id9" draw:layer="layout" svg:width="6.774cm" svg:height="1.083cm" svg:x="12.487cm" svg:y="7.572cm">
          <text:p text:style-name="P4"><text:span text:style-name="T3">Get Configu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8" draw:layer="layout" draw:type="line" svg:x1="5.292cm" svg:y1="3.503cm" svg:x2="5.291cm" svg:y2="4.858cm" draw:start-shape="id1" draw:start-glue-point="6" draw:end-shape="id2" draw:end-glue-point="4" svg:d="M5292 3503l-1 1355" svg:viewBox="0 0 2 1356">
          <text:p/>
        </draw:connector>
        <draw:connector draw:style-name="gr5" draw:text-style-name="P8" draw:layer="layout" draw:type="line" svg:x1="5.291cm" svg:y1="5.868cm" svg:x2="5.292cm" svg:y2="7.305cm" draw:start-shape="id2" draw:start-glue-point="6" draw:end-shape="id3" draw:end-glue-point="4" svg:d="M5291 5868l1 1437" svg:viewBox="0 0 2 1438">
          <text:p/>
        </draw:connector>
        <draw:connector draw:style-name="gr6" draw:text-style-name="P8" draw:layer="layout" draw:type="line" svg:x1="5.292cm" svg:y1="8.437cm" svg:x2="5.291cm" svg:y2="10.237cm" draw:start-shape="id3" draw:start-glue-point="6" draw:end-shape="id4" draw:end-glue-point="4" svg:d="M5292 8437l-1 1800" svg:viewBox="0 0 2 1801">
          <text:p/>
        </draw:connector>
        <draw:connector draw:style-name="gr5" draw:text-style-name="P8" draw:layer="layout" draw:type="line" svg:x1="5.291cm" svg:y1="11.216cm" svg:x2="5.292cm" svg:y2="12.741cm" draw:start-shape="id4" draw:start-glue-point="6" draw:end-shape="id5" draw:end-glue-point="4" svg:d="M5291 11216l1 1525" svg:viewBox="0 0 2 1526">
          <text:p/>
        </draw:connector>
        <draw:connector draw:style-name="gr5" draw:text-style-name="P8" draw:layer="layout" draw:line-skew="0.158cm" svg:x1="1.639cm" svg:y1="13.821cm" svg:x2="3.402cm" svg:y2="10.727cm" draw:start-shape="id5" draw:start-glue-point="5" draw:end-shape="id4" draw:end-glue-point="5" svg:d="M1639 13821h-369v-3094h2132" svg:viewBox="0 0 2133 3095">
          <text:p/>
        </draw:connector>
        <draw:connector draw:style-name="gr5" draw:text-style-name="P8" draw:layer="layout" draw:type="line" svg:x1="5.292cm" svg:y1="14.9cm" svg:x2="5.292cm" svg:y2="16.443cm" draw:start-shape="id5" draw:start-glue-point="6" draw:end-shape="id6" draw:end-glue-point="4" svg:d="M5292 14900v1543" svg:viewBox="0 0 1 1544">
          <text:p/>
        </draw:connector>
        <draw:connector draw:style-name="gr5" draw:text-style-name="P8" draw:layer="layout" draw:type="line" svg:x1="5.292cm" svg:y1="17.467cm" svg:x2="5.292cm" svg:y2="18.837cm" draw:start-shape="id6" draw:start-glue-point="6" draw:end-shape="id7" draw:end-glue-point="4" svg:d="M5292 17467v1370" svg:viewBox="0 0 1 1371">
          <text:p/>
        </draw:connector>
        <draw:frame draw:style-name="gr1" draw:text-style-name="P10" draw:layer="layout" svg:width="1.458cm" svg:height="1.16cm" svg:x="1.227cm" svg:y="11.676cm">
          <draw:text-box>
            <text:p text:style-name="P9"><text:span text:style-name="T4">No</text:span></text:p>
          </draw:text-box>
        </draw:frame>
        <draw:frame draw:style-name="gr1" draw:text-style-name="P10" draw:layer="layout" svg:width="1.56cm" svg:height="1.16cm" svg:x="5.211cm" svg:y="15.086cm">
          <draw:text-box>
            <text:p text:style-name="P9"><text:span text:style-name="T4">Yes</text:span></text:p>
          </draw:text-box>
        </draw:frame>
        <draw:connector draw:style-name="gr5" draw:text-style-name="P8" draw:layer="layout" draw:type="line" svg:x1="15.874cm" svg:y1="5.861cm" svg:x2="15.874cm" svg:y2="7.572cm" draw:start-shape="id8" draw:start-glue-point="6" draw:end-shape="id9" draw:end-glue-point="4" svg:d="M15874 5861v1711" svg:viewBox="0 0 1 1712">
          <text:p/>
        </draw:connector>
        <draw:connector draw:style-name="gr5" draw:text-style-name="P8" draw:layer="layout" draw:type="line" svg:x1="15.874cm" svg:y1="8.655cm" svg:x2="15.874cm" svg:y2="9.925cm" draw:start-shape="id9" draw:start-glue-point="6" draw:end-shape="id10" draw:end-glue-point="4" svg:d="M15874 8655v1270" svg:viewBox="0 0 1 1271">
          <text:p/>
        </draw:connector>
        <draw:custom-shape draw:style-name="gr7" draw:text-style-name="P8" draw:layer="layout" svg:width="2.621cm" svg:height="0.708cm" svg:x="8.361cm" svg:y="10.4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xml:id="id14" draw:id="id14" draw:layer="layout" svg:width="5.539cm" svg:height="0.908cm" svg:x="24.269cm" svg:y="5.858cm">
          <text:p text:style-name="P4"><text:span text:style-name="T3">SetParamet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7" draw:id="id17" draw:layer="layout" svg:width="9.495cm" svg:height="3.945cm" svg:x="24.269cm" svg:y="12.738cm">
          <text:p text:style-name="P4"><text:span text:style-name="T3">while(CurrentPackageNum </text:span></text:p>
          <text:p text:style-name="P4"><text:span text:style-name="T3">&lt; TotalPackageNum){</text:span></text:p>
          <text:p text:style-name="P11"><text:span text:style-name="T3"><text:tab/></text:span><text:span text:style-name="T3">Daq-&gt;Read()</text:span></text:p>
          <text:p text:style-name="P11"><text:span text:style-name="T3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6" draw:id="id16" draw:layer="layout" svg:width="6.084cm" svg:height="3.029cm" svg:x="24.269cm" svg:y="17.775cm">
          <text:p text:style-name="P4"><text:span text:style-name="T3">Pulser-&gt;Off()</text:span></text:p>
          <text:p text:style-name="P4"><text:span text:style-name="T3">Daq-&gt;Clear()</text:span></text:p>
          <text:p text:style-name="P4"><text:span text:style-name="T3">HV-&gt;PowerOf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7" draw:layer="layout" svg:width="7.266cm" svg:height="1.084cm" svg:x="24.069cm" svg:y="4.761cm">
          <draw:text-box>
            <text:p text:style-name="P6"><text:span text:style-name="T5">Stepper,Pulser,HV,Daq:</text:span></text:p>
          </draw:text-box>
        </draw:frame>
        <draw:connector draw:style-name="gr9" draw:text-style-name="P8" draw:layer="layout" draw:type="line" svg:x1="15.874cm" svg:y1="10.941cm" svg:x2="15.874cm" svg:y2="12.504cm" draw:start-shape="id10" draw:start-glue-point="6" draw:end-shape="id11" draw:end-glue-point="4" svg:d="M15874 10941v1563" svg:viewBox="0 0 1 1564">
          <text:p/>
        </draw:connector>
        <draw:connector draw:style-name="gr9" draw:text-style-name="P8" draw:layer="layout" draw:type="line" svg:x1="15.874cm" svg:y1="13.608cm" svg:x2="15.875cm" svg:y2="15.395cm" draw:start-shape="id11" draw:start-glue-point="6" draw:end-shape="id12" draw:end-glue-point="4" svg:d="M15874 13608l1 1787" svg:viewBox="0 0 2 1788">
          <text:p/>
        </draw:connector>
        <draw:connector draw:style-name="gr10" draw:text-style-name="P8" draw:layer="layout" draw:type="line" svg:x1="19.847cm" svg:y1="4.782cm" svg:x2="24.269cm" svg:y2="2.108cm" draw:start-shape="id8" draw:start-glue-point="7" draw:end-shape="id13" draw:end-glue-point="5" svg:d="M19847 4782l4422-2674" svg:viewBox="0 0 4423 2675">
          <text:p/>
        </draw:connector>
        <draw:connector draw:style-name="gr11" draw:text-style-name="P8" draw:layer="layout" draw:type="line" svg:x1="19.261cm" svg:y1="8.114cm" svg:x2="24.269cm" svg:y2="6.312cm" draw:start-shape="id9" draw:start-glue-point="7" draw:end-shape="id14" draw:end-glue-point="5" svg:d="M19261 8114l5008-1802" svg:viewBox="0 0 5009 1803">
          <text:p/>
        </draw:connector>
        <draw:connector draw:style-name="gr11" draw:text-style-name="P8" draw:layer="layout" draw:type="line" svg:x1="17.833cm" svg:y1="10.433cm" svg:x2="24.269cm" svg:y2="9.616cm" draw:start-shape="id10" draw:start-glue-point="7" draw:end-shape="id15" draw:end-glue-point="5" svg:d="M17833 10433l6436-817" svg:viewBox="0 0 6437 818">
          <text:p/>
        </draw:connector>
        <draw:connector draw:style-name="gr11" draw:text-style-name="P8" draw:layer="layout" draw:type="line" svg:x1="17.943cm" svg:y1="15.962cm" svg:x2="24.269cm" svg:y2="19.29cm" draw:start-shape="id12" draw:start-glue-point="7" draw:end-shape="id16" draw:end-glue-point="5" svg:d="M17943 15962l6326 3328" svg:viewBox="0 0 6327 3329">
          <text:p/>
        </draw:connector>
        <draw:connector draw:style-name="gr11" draw:text-style-name="P12" draw:layer="layout" draw:type="line" svg:x1="18.003cm" svg:y1="13.056cm" svg:x2="24.269cm" svg:y2="14.71cm" draw:start-shape="id11" draw:start-glue-point="7" draw:end-shape="id17" draw:end-glue-point="5" svg:d="M18003 13056l6266 1654" svg:viewBox="0 0 6267 1655">
          <text:p/>
        </draw:connector>
        <draw:frame draw:style-name="gr12" draw:text-style-name="P14" draw:layer="layout" svg:width="5.528cm" svg:height="1.004cm" svg:x="-6.036cm" svg:y="11.188cm">
          <draw:text-box>
            <text:p text:style-name="P13"><text:span text:style-name="T2">PTLogManager</text:span></text:p>
          </draw:text-box>
        </draw:frame>
        <draw:frame draw:style-name="gr12" draw:text-style-name="P14" draw:layer="layout" svg:width="5.879cm" svg:height="1.004cm" svg:x="-5.969cm" svg:y="13.601cm">
          <draw:text-box>
            <text:p text:style-name="P13"><text:span text:style-name="T2">PTStatusMoni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9:46:52.485457380</meta:creation-date>
    <dc:date>2015-06-17T18:28:01.487883370</dc:date>
    <meta:editing-duration>P1DT1H57M</meta:editing-duration>
    <meta:editing-cycles>85</meta:editing-cycles>
    <meta:generator>LibreOffice/4.2.6.3$Linux_X86_64 LibreOffice_project/420$Build-3</meta:generator>
    <meta:document-statistic meta:object-count="46"/>
  </office:meta>
</office:document-meta>
</file>